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b3a03" officeooo:paragraph-rsid="000b3a03"/>
    </style:style>
    <style:style style:name="P2" style:family="paragraph" style:parent-style-name="Standard">
      <style:text-properties fo:font-weight="bold" officeooo:rsid="000b3a03" officeooo:paragraph-rsid="000b3a03" style:font-weight-asian="bold" style:font-weight-complex="bold"/>
    </style:style>
    <style:style style:name="P3" style:family="paragraph" style:parent-style-name="Standard">
      <style:text-properties fo:font-weight="normal" officeooo:rsid="000b3a03" officeooo:paragraph-rsid="000b3a03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b3a03" officeooo:paragraph-rsid="000b3a0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esirable and undesirable behaviour</text:p>
      <text:p text:style-name="P1"/>
      <text:p text:style-name="P1">1. You meet a person behaving in a <text:span text:style-name="T1">DESIRABLE</text:span> manner. How likely is it they are a member of <text:span text:style-name="T1">Group A</text:span>, on a scale of 1-7?</text:p>
      <text:p text:style-name="P1"/>
      <text:p text:style-name="P1"><text:tab/><text:tab/><text:tab/>1<text:tab/>2<text:tab/>3<text:tab/>4<text:tab/>5<text:tab/>6<text:tab/>7</text:p>
      <text:p text:style-name="P1">very unlikely<text:tab/><text:tab/><text:tab/><text:tab/><text:tab/><text:tab/><text:tab/><text:tab/><text:tab/>verylikely</text:p>
      <text:p text:style-name="P1"/>
      <text:p text:style-name="P1"/>
      <text:p text:style-name="P1">2. You meet a person behaving in a <text:span text:style-name="T1">DESIRABLE</text:span> manner. How likely is it they are a member of <text:span text:style-name="T1">Group B</text:span>, on a scale of 1-7?</text:p>
      <text:p text:style-name="P1"/>
      <text:p text:style-name="P1"><text:tab/><text:tab/><text:tab/>1<text:tab/>2<text:tab/>3<text:tab/>4<text:tab/>5<text:tab/>6<text:tab/>7</text:p>
      <text:p text:style-name="P1">very unlikely<text:tab/><text:tab/><text:tab/><text:tab/><text:tab/><text:tab/><text:tab/><text:tab/><text:tab/>verylikely</text:p>
      <text:p text:style-name="P1"/>
      <text:p text:style-name="P1"/>
      <text:p text:style-name="P1">3. You meet a person behaving in a <text:span text:style-name="T1">UNDESIRABLE</text:span> manner. How likely is it they are a member of <text:span text:style-name="T1">Group A</text:span>, on a scale of 1-7?</text:p>
      <text:p text:style-name="P1"/>
      <text:p text:style-name="P1"><text:tab/><text:tab/><text:tab/>1<text:tab/>2<text:tab/>3<text:tab/>4<text:tab/>5<text:tab/>6<text:tab/>7</text:p>
      <text:p text:style-name="P1">very unlikely<text:tab/><text:tab/><text:tab/><text:tab/><text:tab/><text:tab/><text:tab/><text:tab/><text:tab/>verylikely</text:p>
      <text:p text:style-name="P1"/>
      <text:p text:style-name="P1"/>
      <text:p text:style-name="P1">4. You meet a person behaving in a <text:span text:style-name="T1">UNDESIRABLE</text:span> manner. How likely is it they are a member of <text:span text:style-name="T1">Group B</text:span>, on a scale of 1-7?</text:p>
      <text:p text:style-name="P1"/>
      <text:p text:style-name="P1"><text:tab/><text:tab/><text:tab/>1<text:tab/>2<text:tab/>3<text:tab/>4<text:tab/>5<text:tab/>6<text:tab/>7</text:p>
      <text:p text:style-name="P1">very unlikely<text:tab/><text:tab/><text:tab/><text:tab/><text:tab/><text:tab/><text:tab/><text:tab/><text:tab/>verylikely</text:p>
      <text:p text:style-name="P1"/>
      <text:p text:style-name="P1"/>
      <text:p text:style-name="P1">Now, calculate:</text:p>
      <text:p text:style-name="P1"/>
      <text:p text:style-name="P1">1. Your score for Question 1 minus your score for Question 3, and write the answer here:</text:p>
      <text:p text:style-name="P1"/>
      <text:p text:style-name="P1"/>
      <text:p text:style-name="P2">GROUP A SCORE:</text:p>
      <text:p text:style-name="P2"/>
      <text:p text:style-name="P3"/>
      <text:p text:style-name="P3">2. Your score for Question 2 minus your score for Question 4, and write the answer here:</text:p>
      <text:p text:style-name="P3"/>
      <text:p text:style-name="P3"/>
      <text:p text:style-name="P2">GROUP B SCORE:</text:p>
      <text:p text:style-name="P2"><text:span text:style-name="T2"/></text:p>
      <text:p text:style-name="P2"><text:span text:style-name="T2"/></text:p>
      <text:p text:style-name="P2"><text:span text:style-name="T2">3. Finally calculate your GROUP A SCORE minus your GROUP B SCORE, and write the answer here:</text:span></text:p>
      <text:p text:style-name="P2"><text:span text:style-name="T2"/></text:p>
      <text:p text:style-name="P2"><text:span text:style-name="T2"/></text:p>
      <text:p text:style-name="P2">GROUP A – GROUP B: </text:p>
      <text:p text:style-name="P2"><text:span text:style-name="T2"/></text:p>
      <text:p text:style-name="P2"><text:span text:style-name="T2"/></text:p>
      <text:p text:style-name="P2"><text:span text:style-name="T2">Hold your sheet in the air until someone collects it from yo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Wills</meta:initial-creator>
    <meta:creation-date>2018-09-26T14:18:52.981655450</meta:creation-date>
    <dc:date>2018-09-26T14:26:06.442020693</dc:date>
    <dc:creator>Andy Wills</dc:creator>
    <meta:editing-duration>PT7M13S</meta:editing-duration>
    <meta:editing-cycles>1</meta:editing-cycles>
    <meta:document-statistic meta:table-count="0" meta:image-count="0" meta:object-count="0" meta:page-count="1" meta:paragraph-count="21" meta:word-count="223" meta:character-count="1095" meta:non-whitespace-character-count="847"/>
    <meta:generator>LibreOffice/6.0.6.2$Linux_X86_64 LibreOffice_project/00m0$Build-2</meta:generator>
  </office:meta>
</office:document-meta>
</file>